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/>
    </style:style>
    <style:style style:name="gr3" style:family="graphic" style:parent-style-name="standard">
      <style:graphic-properties draw:stroke="none" draw:fill="solid" draw:fill-color="#d8d8d8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none" draw:fill="solid" draw:fill-color="#d8d8d8" draw:shadow="hidden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53cm" svg:stroke-color="#000000" draw:marker-end="Marker_5f_1" draw:marker-end-width="0.388cm" svg:stroke-opacity="100%" draw:stroke-linejoin="round" svg:stroke-linecap="round" draw:fill="none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000000" draw:marker-end="Marker_5f_0" draw:marker-end-width="0.466cm" svg:stroke-opacity="100%" draw:stroke-linejoin="round" svg:stroke-linecap="round" draw:fill="none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svg:stroke-color="#000000" draw:marker-start="Marker_5f_2" draw:marker-start-width="0.466cm" draw:marker-end="Marker_5f_1" draw:marker-end-width="0.388cm" svg:stroke-opacity="100%" draw:stroke-linejoin="round" svg:stroke-linecap="round" draw:fill="none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Dash_5f_0" svg:stroke-width="0.053cm" svg:stroke-color="#000000" draw:marker-end="Marker_5f_1" draw:marker-end-width="0.388cm" svg:stroke-opacity="100%" draw:stroke-linejoin="round" svg:stroke-linecap="round" draw:fill="none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Dash_5f_0" svg:stroke-width="0.053cm" svg:stroke-color="#000000" draw:marker-end="Marker_5f_1" draw:marker-end-width="0.388cm" svg:stroke-opacity="100%" draw:stroke-linejoin="round" svg:stroke-linecap="round" draw:fill="none" draw:opacity="100%" draw:opacity-name="Transparency_20_2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opacity="100%" draw:opacity-name="Transparency_20_2" draw:textarea-vertical-align="middle" fo:min-height="0.424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15" style:family="graphic" style:parent-style-name="standard">
      <style:graphic-properties draw:stroke="none" draw:fill="none" draw:textarea-vertical-align="middle" fo:min-height="0.988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53cm" svg:stroke-color="#000000" draw:marker-start="Marker_5f_1" draw:marker-start-width="0.388cm" svg:stroke-opacity="100%" draw:stroke-linejoin="round" svg:stroke-linecap="round" draw:fill="non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textarea-vertical-align="middle" fo:min-height="0.508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dash" draw:stroke-dash="Dash_5f_0" svg:stroke-width="0.053cm" svg:stroke-color="#000000" draw:marker-start="Marker_5f_1" draw:marker-start-width="0.388cm" svg:stroke-opacity="100%" draw:stroke-linejoin="round" svg:stroke-linecap="round" draw:fill="none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1.094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dash" draw:stroke-dash="Dash_5f_1" svg:stroke-width="0.053cm" svg:stroke-color="#ff0000" svg:stroke-opacity="100%" draw:stroke-linejoin="round" svg:stroke-linecap="round" draw:fill="none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23" style:family="graphic" style:parent-style-name="standard">
      <style:graphic-properties draw:stroke="none" draw:fill="none" draw:textarea-vertical-align="middle" fo:min-height="0.194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25" style:family="graphic" style:parent-style-name="standard">
      <style:graphic-properties draw:stroke="none" draw:fill="none" draw:textarea-vertical-align="middle" fo:min-height="0.353cm" fo:min-width="2.54cm" fo:padding-top="0.141cm" fo:padding-bottom="0.141cm" fo:padding-left="0.141cm" fo:padding-right="0.141cm"/>
    </style:style>
    <style:style style:name="gr26" style:family="graphic" style:parent-style-name="standard">
      <style:graphic-properties draw:stroke="solid" svg:stroke-width="0.026cm" svg:stroke-color="#000000" draw:marker-end="Marker_5f_0" draw:marker-end-width="0.385cm" svg:stroke-opacity="100%" draw:stroke-linejoin="round" svg:stroke-linecap="round" draw:fill="none" fo:padding-top="0.138cm" fo:padding-bottom="0.138cm" fo:padding-left="0.263cm" fo:padding-right="0.263cm"/>
    </style:style>
    <style:style style:name="gr27" style:family="graphic" style:parent-style-name="standard">
      <style:graphic-properties draw:stroke="dash" draw:stroke-dash="Dash_5f_0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28" style:family="graphic" style:parent-style-name="standard">
      <style:graphic-properties draw:stroke="none" draw:fill="none" draw:textarea-vertical-align="middle" fo:min-height="0.889cm" fo:min-width="2.54cm" fo:padding-top="0.141cm" fo:padding-bottom="0.141cm" fo:padding-left="0.141cm" fo:padding-right="0.141cm"/>
    </style:style>
    <style:style style:name="gr29" style:family="graphic" style:parent-style-name="standard">
      <style:graphic-properties draw:stroke="none" draw:fill="none" draw:textarea-vertical-align="top" fo:min-height="0.889cm" fo:min-width="2.54cm" fo:padding-top="0.141cm" fo:padding-bottom="0.141cm" fo:padding-left="0.141cm" fo:padding-right="0.141cm"/>
    </style:style>
    <style:style style:name="gr30" style:family="graphic" style:parent-style-name="standard">
      <style:graphic-properties draw:stroke="dash" draw:stroke-dash="Dash_5f_0" svg:stroke-width="0.081cm" svg:stroke-color="#000000" draw:marker-start-width="0.321cm" draw:marker-end="Marker_5f_1" draw:marker-end-width="0.388cm" svg:stroke-opacity="100%" draw:stroke-linejoin="round" svg:stroke-linecap="round" draw:fill="non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width="0.081cm" svg:stroke-color="#000000" draw:marker-start-width="0.321cm" draw:fill="none" draw:textarea-vertical-align="middle" fo:min-height="0.508cm" fo:min-width="2.54cm" fo:padding-top="0.141cm" fo:padding-bottom="0.141cm" fo:padding-left="0.141cm" fo:padding-right="0.141cm"/>
    </style:style>
    <style:style style:name="gr32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draw:stroke="dash" draw:stroke-dash="Fine_20_Dashed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draw:stroke="dash" draw:stroke-dash="Fine_20_Dashed" draw:marker-end="" draw:marker-end-width="0.3cm" draw:fill="solid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d8d8d8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 draw:opacity="100%" draw:opacity-name="Transparency_20_2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none" draw:opacity="100%" draw:opacity-name="Transparency_20_2"/>
      <style:paragraph-properties fo:margin-left="0cm" fo:margin-right="0cm" fo:margin-top="0cm" fo:margin-bottom="0cm" fo:line-height="120%" fo:text-align="center" fo:text-indent="0cm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2" style:family="paragraph">
      <style:paragraph-properties fo:margin-left="0cm" fo:margin-right="0cm" fo:margin-top="0cm" fo:margin-bottom="0cm" fo:line-height="120%" fo:text-align="end" fo:text-indent="0cm"/>
    </style:style>
    <style:style style:name="P13" style:family="paragraph">
      <style:paragraph-properties fo:margin-left="0cm" fo:margin-right="0cm" fo:margin-top="0cm" fo:margin-bottom="0cm" fo:line-height="120%" fo:text-align="start" fo:text-indent="0cm"/>
    </style:style>
    <style:style style:name="P14" style:family="paragraph">
      <loext:graphic-properties draw:fill="solid"/>
      <style:paragraph-properties fo:text-align="center"/>
    </style:style>
    <style:style style:name="T1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2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3" style:family="text">
      <style:text-properties fo:color="#000000" style:font-name="Calibri" fo:font-size="12pt" fo:font-style="italic" style:font-name-asian="Calibri" style:font-size-asian="12pt" style:font-style-asian="italic" style:font-name-complex="Calibri" style:font-size-complex="12pt" style:font-style-complex="italic"/>
    </style:style>
    <style:style style:name="T4" style:family="text">
      <style:text-properties fo:color="#000000" style:font-name="Calibri" fo:font-size="14pt" style:font-name-asian="Calibri" style:font-size-asian="14pt" style:font-name-complex="Calibri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4.286cm" svg:height="2.858cm" svg:x="8.335cm" svg:y="13.414cm" svg:viewBox="0 0 4287 2859" draw:points="0,2859 4287,2859 4287,0 0,0">
          <text:p/>
        </draw:polygon>
        <draw:polygon draw:style-name="gr1" draw:text-style-name="P1" draw:layer="layout" svg:width="1.334cm" svg:height="0.381cm" svg:x="8.335cm" svg:y="13.033cm" svg:viewBox="0 0 1335 382" draw:points="0,382 1335,382 1335,0 0,0">
          <text:p/>
        </draw:polygon>
        <draw:polygon draw:style-name="gr1" draw:text-style-name="P1" draw:layer="layout" svg:width="5.953cm" svg:height="3.969cm" svg:x="7.502cm" svg:y="7.593cm" svg:viewBox="0 0 5954 3970" draw:points="0,3970 5954,3970 5954,0 0,0">
          <text:p/>
        </draw:polygon>
        <draw:polygon draw:style-name="gr1" draw:text-style-name="P1" draw:layer="layout" svg:width="1.852cm" svg:height="0.529cm" svg:x="7.502cm" svg:y="7.064cm" svg:viewBox="0 0 1853 530" draw:points="0,530 1853,530 1853,0 0,0">
          <text:p/>
        </draw:polygon>
        <draw:polygon draw:style-name="gr1" draw:text-style-name="P1" draw:layer="layout" svg:width="4.286cm" svg:height="2.858cm" svg:x="8.335cm" svg:y="2.735cm" svg:viewBox="0 0 4287 2859" draw:points="0,2859 4287,2859 4287,0 0,0">
          <text:p/>
        </draw:polygon>
        <draw:polygon draw:style-name="gr1" draw:text-style-name="P1" draw:layer="layout" svg:width="1.334cm" svg:height="0.381cm" svg:x="8.335cm" svg:y="2.354cm" svg:viewBox="0 0 1335 382" draw:points="0,382 1335,382 1335,0 0,0">
          <text:p/>
        </draw:polygon>
        <draw:polygon draw:style-name="gr1" draw:text-style-name="P1" draw:layer="layout" svg:width="4.286cm" svg:height="2.858cm" svg:x="14.288cm" svg:y="13.414cm" svg:viewBox="0 0 4287 2859" draw:points="0,2859 4287,2859 4287,0 0,0">
          <text:p/>
        </draw:polygon>
        <draw:polygon draw:style-name="gr1" draw:text-style-name="P1" draw:layer="layout" svg:width="1.334cm" svg:height="0.381cm" svg:x="14.288cm" svg:y="13.033cm" svg:viewBox="0 0 1335 382" draw:points="0,382 1335,382 1335,0 0,0">
          <text:p/>
        </draw:polygon>
        <draw:polygon draw:style-name="gr1" draw:text-style-name="P1" draw:layer="layout" svg:width="4.286cm" svg:height="2.858cm" svg:x="2.382cm" svg:y="13.414cm" svg:viewBox="0 0 4287 2859" draw:points="0,2859 4287,2859 4287,0 0,0">
          <text:p/>
        </draw:polygon>
        <draw:polygon draw:style-name="gr1" draw:text-style-name="P1" draw:layer="layout" svg:width="1.334cm" svg:height="0.381cm" svg:x="2.382cm" svg:y="13.033cm" svg:viewBox="0 0 1335 382" draw:points="0,382 1335,382 1335,0 0,0">
          <text:p/>
        </draw:polygon>
        <draw:polygon draw:style-name="gr1" draw:text-style-name="P1" draw:layer="layout" svg:width="4.286cm" svg:height="2.858cm" svg:x="2.382cm" svg:y="2.735cm" svg:viewBox="0 0 4287 2859" draw:points="0,2859 4287,2859 4287,0 0,0">
          <text:p/>
        </draw:polygon>
        <draw:polygon draw:style-name="gr2" draw:text-style-name="P2" draw:layer="layout" svg:width="1.334cm" svg:height="0.381cm" svg:x="2.382cm" svg:y="2.354cm" svg:viewBox="0 0 1335 382" draw:points="0,382 1335,382 1335,0 0,0">
          <text:p text:style-name="P9"/>
        </draw:polygon>
        <draw:polygon draw:style-name="gr1" draw:text-style-name="P1" draw:layer="layout" svg:width="4.286cm" svg:height="2.858cm" svg:x="14.288cm" svg:y="2.735cm" svg:viewBox="0 0 4287 2859" draw:points="0,2859 4287,2859 4287,0 0,0">
          <text:p/>
        </draw:polygon>
        <draw:polygon draw:style-name="gr1" draw:text-style-name="P1" draw:layer="layout" svg:width="1.334cm" svg:height="0.381cm" svg:x="14.288cm" svg:y="2.354cm" svg:viewBox="0 0 1335 382" draw:points="0,382 1335,382 1335,0 0,0">
          <text:p/>
        </draw:polygon>
        <draw:g>
          <draw:polygon draw:style-name="gr3" draw:text-style-name="P4" draw:layer="layout" svg:width="1.746cm" svg:height="1.164cm" svg:x="2.541cm" svg:y="2.936cm" svg:viewBox="0 0 1747 1165" draw:points="0,1165 1747,1165 1747,0 0,0">
            <text:p text:style-name="P3">A</text:p>
          </draw:polygon>
          <draw:polygon draw:style-name="gr1" draw:text-style-name="P1" draw:layer="layout" svg:width="1.746cm" svg:height="1.164cm" svg:x="2.541cm" svg:y="2.936cm" svg:viewBox="0 0 1747 1165" draw:points="0,1165 1747,1165 1747,0 0,0">
            <text:p/>
          </draw:polygon>
        </draw:g>
        <draw:g>
          <draw:polygon draw:style-name="gr3" draw:text-style-name="P4" draw:layer="layout" svg:width="1.746cm" svg:height="1.164cm" svg:x="4.605cm" svg:y="3.994cm" svg:viewBox="0 0 1747 1165" draw:points="0,1165 1747,1165 1747,0 0,0">
            <text:p text:style-name="P3">B</text:p>
          </draw:polygon>
          <draw:polygon draw:style-name="gr1" draw:text-style-name="P1" draw:layer="layout" svg:width="1.746cm" svg:height="1.164cm" svg:x="4.605cm" svg:y="3.994cm" svg:viewBox="0 0 1747 1165" draw:points="0,1165 1747,1165 1747,0 0,0">
            <text:p/>
          </draw:polygon>
        </draw:g>
        <draw:g>
          <draw:polygon draw:style-name="gr3" draw:text-style-name="P4" draw:layer="layout" svg:width="1.746cm" svg:height="1.164cm" svg:x="10.975cm" svg:y="8.122cm" svg:viewBox="0 0 1747 1165" draw:points="0,1165 1747,1165 1747,0 0,0">
            <text:p text:style-name="P3">F</text:p>
          </draw:polygon>
          <draw:polygon draw:style-name="gr1" draw:text-style-name="P1" draw:layer="layout" svg:width="1.746cm" svg:height="1.164cm" svg:x="10.975cm" svg:y="8.122cm" svg:viewBox="0 0 1747 1165" draw:points="0,1165 1747,1165 1747,0 0,0">
            <text:p/>
          </draw:polygon>
        </draw:g>
        <draw:g>
          <draw:polygon draw:style-name="gr3" draw:text-style-name="P4" draw:layer="layout" svg:width="1.746cm" svg:height="1.164cm" svg:x="8.335cm" svg:y="9.392cm" svg:viewBox="0 0 1747 1165" draw:points="0,1165 1747,1165 1747,0 0,0">
            <text:p text:style-name="P3">G</text:p>
          </draw:polygon>
          <draw:polygon draw:style-name="gr1" draw:text-style-name="P1" draw:layer="layout" svg:width="1.746cm" svg:height="1.164cm" svg:x="8.335cm" svg:y="9.392cm" svg:viewBox="0 0 1747 1165" draw:points="0,1165 1747,1165 1747,0 0,0">
            <text:p/>
          </draw:polygon>
        </draw:g>
        <draw:g>
          <draw:polygon draw:style-name="gr4" draw:text-style-name="P5" draw:layer="layout" svg:width="1.746cm" svg:height="1.164cm" svg:x="9.05cm" svg:y="3.73cm" svg:viewBox="0 0 1747 1165" draw:points="0,1165 1747,1165 1747,0 0,0">
            <text:p/>
          </draw:polygon>
          <draw:polygon draw:style-name="gr2" draw:text-style-name="P1" draw:layer="layout" svg:width="1.746cm" svg:height="1.164cm" svg:x="9.05cm" svg:y="3.73cm" svg:viewBox="0 0 1747 1165" draw:points="0,1165 1747,1165 1747,0 0,0">
            <text:p text:style-name="P3">C</text:p>
          </draw:polygon>
        </draw:g>
        <draw:g>
          <draw:polygon draw:style-name="gr4" draw:text-style-name="P5" draw:layer="layout" svg:width="1.746cm" svg:height="1.164cm" svg:x="14.527cm" svg:y="2.936cm" svg:viewBox="0 0 1747 1165" draw:points="0,1165 1747,1165 1747,0 0,0">
            <text:p/>
          </draw:polygon>
          <draw:polygon draw:style-name="gr2" draw:text-style-name="P1" draw:layer="layout" svg:width="1.746cm" svg:height="1.164cm" svg:x="14.527cm" svg:y="2.936cm" svg:viewBox="0 0 1747 1165" draw:points="0,1165 1747,1165 1747,0 0,0">
            <text:p text:style-name="P3">D</text:p>
          </draw:polygon>
        </draw:g>
        <draw:g>
          <draw:polygon draw:style-name="gr5" draw:text-style-name="P4" draw:layer="layout" svg:width="1.746cm" svg:height="1.164cm" svg:x="16.59cm" svg:y="4.206cm" svg:viewBox="0 0 1747 1165" draw:points="0,1165 1747,1165 1747,0 0,0">
            <text:p/>
          </draw:polygon>
          <draw:polygon draw:style-name="gr2" draw:text-style-name="P1" draw:layer="layout" svg:width="1.746cm" svg:height="1.164cm" svg:x="16.59cm" svg:y="4.206cm" svg:viewBox="0 0 1747 1165" draw:points="0,1165 1747,1165 1747,0 0,0">
            <text:p text:style-name="P3">E</text:p>
          </draw:polygon>
        </draw:g>
        <draw:g>
          <draw:polygon draw:style-name="gr6" draw:text-style-name="P5" draw:layer="layout" svg:width="1.746cm" svg:height="1.164cm" svg:x="14.447cm" svg:y="14.009cm" svg:viewBox="0 0 1747 1165" draw:points="0,1165 1747,1165 1747,0 0,0">
            <text:p text:style-name="P3">K</text:p>
          </draw:polygon>
          <draw:polygon draw:style-name="gr1" draw:text-style-name="P1" draw:layer="layout" svg:width="1.746cm" svg:height="1.164cm" svg:x="14.447cm" svg:y="14.009cm" svg:viewBox="0 0 1747 1165" draw:points="0,1165 1747,1165 1747,0 0,0">
            <text:p/>
          </draw:polygon>
        </draw:g>
        <draw:g>
          <draw:polygon draw:style-name="gr6" draw:text-style-name="P5" draw:layer="layout" svg:width="1.746cm" svg:height="1.164cm" svg:x="16.511cm" svg:y="14.895cm" svg:viewBox="0 0 1747 1165" draw:points="0,1165 1747,1165 1747,0 0,0">
            <text:p text:style-name="P3">L</text:p>
          </draw:polygon>
          <draw:polygon draw:style-name="gr1" draw:text-style-name="P1" draw:layer="layout" svg:width="1.746cm" svg:height="1.164cm" svg:x="16.511cm" svg:y="14.895cm" svg:viewBox="0 0 1747 1165" draw:points="0,1165 1747,1165 1747,0 0,0">
            <text:p/>
          </draw:polygon>
        </draw:g>
        <draw:g>
          <draw:polygon draw:style-name="gr6" draw:text-style-name="P5" draw:layer="layout" svg:width="1.746cm" svg:height="1.164cm" svg:x="2.541cm" svg:y="13.731cm" svg:viewBox="0 0 1747 1165" draw:points="0,1165 1747,1165 1747,0 0,0">
            <text:p text:style-name="P3">H</text:p>
          </draw:polygon>
          <draw:polygon draw:style-name="gr1" draw:text-style-name="P1" draw:layer="layout" svg:width="1.746cm" svg:height="1.164cm" svg:x="2.541cm" svg:y="13.731cm" svg:viewBox="0 0 1747 1165" draw:points="0,1165 1747,1165 1747,0 0,0">
            <text:p/>
          </draw:polygon>
        </draw:g>
        <draw:g>
          <draw:polygon draw:style-name="gr6" draw:text-style-name="P5" draw:layer="layout" svg:width="1.746cm" svg:height="1.164cm" svg:x="4.605cm" svg:y="15.001cm" svg:viewBox="0 0 1747 1165" draw:points="0,1165 1747,1165 1747,0 0,0">
            <text:p text:style-name="P3">I</text:p>
          </draw:polygon>
          <draw:polygon draw:style-name="gr1" draw:text-style-name="P1" draw:layer="layout" svg:width="1.746cm" svg:height="1.164cm" svg:x="4.605cm" svg:y="15.001cm" svg:viewBox="0 0 1747 1165" draw:points="0,1165 1747,1165 1747,0 0,0">
            <text:p/>
          </draw:polygon>
        </draw:g>
        <draw:g>
          <draw:polygon draw:style-name="gr3" draw:text-style-name="P4" draw:layer="layout" svg:width="1.746cm" svg:height="1.164cm" svg:x="9.605cm" svg:y="14.472cm" svg:viewBox="0 0 1747 1165" draw:points="0,1165 1747,1165 1747,0 0,0">
            <text:p text:style-name="P3">J</text:p>
          </draw:polygon>
          <draw:polygon draw:style-name="gr1" draw:text-style-name="P1" draw:layer="layout" svg:width="1.746cm" svg:height="1.164cm" svg:x="9.605cm" svg:y="14.472cm" svg:viewBox="0 0 1747 1165" draw:points="0,1165 1747,1165 1747,0 0,0">
            <text:p/>
          </draw:polygon>
        </draw:g>
        <draw:polyline draw:style-name="gr7" draw:text-style-name="P1" draw:layer="layout" svg:width="1.27cm" svg:height="3.916cm" svg:x="9.209cm" svg:y="10.556cm" svg:viewBox="0 0 1271 3917" draw:points="1271,3917 1271,3441 0,3441 0,0">
          <text:p/>
        </draw:polyline>
        <draw:polyline draw:style-name="gr8" draw:text-style-name="P1" draw:layer="layout" svg:width="4.921cm" svg:height="5.874cm" svg:x="3.414cm" svg:y="4.1cm" svg:viewBox="0 0 4922 5875" draw:points="0,0 0,5875 4922,5875">
          <text:p/>
        </draw:polyline>
        <draw:polyline draw:style-name="gr8" draw:text-style-name="P1" draw:layer="layout" svg:width="2.858cm" svg:height="4.815cm" svg:x="5.478cm" svg:y="5.159cm" svg:viewBox="0 0 2859 4816" draw:points="0,0 0,4816 2859,4816">
          <text:p/>
        </draw:polyline>
        <draw:polyline draw:style-name="gr9" draw:text-style-name="P1" draw:layer="layout" svg:width="0.953cm" svg:height="3.81cm" svg:x="10.796cm" svg:y="4.312cm" svg:viewBox="0 0 954 3811" draw:points="0,0 954,0 954,3811">
          <text:p/>
        </draw:polyline>
        <draw:polyline draw:style-name="gr8" draw:text-style-name="P1" draw:layer="layout" svg:width="1.667cm" svg:height="0.688cm" svg:x="9.209cm" svg:y="8.704cm" svg:viewBox="0 0 1668 689" draw:points="1668,0 0,0 0,689">
          <text:p/>
        </draw:polyline>
        <draw:path draw:style-name="gr8" draw:text-style-name="P1" draw:layer="layout" svg:width="7.382cm" svg:height="4.604cm" svg:x="10.082cm" svg:y="5.37cm" svg:viewBox="0 0 7383 4605" svg:d="M7383 0v4605h-2038c0-20-4-36-14-53s-22-29-39-39c-16-10-33-14-53-14-19 0-36 4-53 14-16 10-29 22-38 39-10 17-15 33-15 53h-3361c0-19-4-36-14-53-9-17-21-29-38-38-17-10-34-15-53-15s-36 5-53 15c-17 9-29 21-38 38-10 17-15 34-15 53h-1561">
          <text:p/>
        </draw:path>
        <draw:polyline draw:style-name="gr7" draw:text-style-name="P1" draw:layer="layout" svg:width="2.699cm" svg:height="5.305cm" svg:x="12.622cm" svg:y="8.704cm" svg:viewBox="0 0 2700 5306" draw:points="0,0 2700,0 2700,5306">
          <text:p/>
        </draw:polyline>
        <draw:polyline draw:style-name="gr9" draw:text-style-name="P1" draw:layer="layout" svg:width="3.096cm" svg:height="4.445cm" svg:x="5.478cm" svg:y="10.556cm" svg:viewBox="0 0 3097 4446" draw:points="3097,0 3097,793 0,793 0,4446">
          <text:p/>
        </draw:polyline>
        <draw:line draw:style-name="gr10" draw:text-style-name="P1" draw:layer="layout" svg:x1="10.478cm" svg:y1="5.592cm" svg:x2="10.478cm" svg:y2="7.592cm">
          <text:p/>
        </draw:line>
        <draw:line draw:style-name="gr10" draw:text-style-name="P1" draw:layer="layout" svg:x1="6.669cm" svg:y1="5.592cm" svg:x2="7.503cm" svg:y2="7.064cm">
          <text:p/>
        </draw:line>
        <draw:line draw:style-name="gr10" draw:text-style-name="P1" draw:layer="layout" svg:x1="7.503cm" svg:y1="11.561cm" svg:x2="6.669cm" svg:y2="13.414cm">
          <text:p/>
        </draw:line>
        <draw:line draw:style-name="gr10" draw:text-style-name="P1" draw:layer="layout" svg:x1="10.478cm" svg:y1="13.413cm" svg:x2="10.478cm" svg:y2="11.561cm">
          <text:p/>
        </draw:line>
        <draw:line draw:style-name="gr10" draw:text-style-name="P1" draw:layer="layout" svg:x1="16.433cm" svg:y1="5.592cm" svg:x2="13.231cm" svg:y2="7.593cm">
          <text:p/>
        </draw:line>
        <draw:line draw:style-name="gr10" draw:text-style-name="P1" draw:layer="layout" svg:x1="13.455cm" svg:y1="11.561cm" svg:x2="14.289cm" svg:y2="13.224cm">
          <text:p/>
        </draw:line>
        <draw:g>
          <draw:polyline draw:style-name="gr11" draw:text-style-name="P6" draw:layer="layout" svg:width="0.462cm" svg:height="5.768cm" svg:x="11.343cm" svg:y="9.286cm" svg:viewBox="0 0 463 5769" draw:points="463,0 463,5769 0,5769">
            <text:p/>
          </draw:polyline>
          <draw:frame draw:style-name="gr12" draw:text-style-name="P8" draw:layer="layout" svg:width="2.052cm" svg:height="0.706cm" svg:x="10.779cm" svg:y="12.015cm">
            <draw:text-box>
              <text:p text:style-name="P7"><text:span text:style-name="T1">&lt;&lt;use&gt;&gt;</text:span></text:p>
            </draw:text-box>
          </draw:frame>
        </draw:g>
        <draw:line draw:style-name="gr11" draw:text-style-name="P6" draw:layer="layout" svg:x1="10.955cm" svg:y1="11.561cm" svg:x2="10.955cm" svg:y2="13.413cm">
          <text:p/>
        </draw:line>
        <draw:frame draw:style-name="gr13" draw:text-style-name="P10" draw:layer="layout" svg:width="0.786cm" svg:height="0.725cm" svg:x="2.321cm" svg:y="2.168cm">
          <draw:text-box>
            <text:p text:style-name="P9">A</text:p>
          </draw:text-box>
        </draw:frame>
        <draw:frame draw:style-name="gr13" draw:text-style-name="P10" draw:layer="layout" svg:width="0.786cm" svg:height="0.725cm" svg:x="8.221cm" svg:y="2.169cm">
          <draw:text-box>
            <text:p text:style-name="P9">B</text:p>
          </draw:text-box>
        </draw:frame>
        <draw:frame draw:style-name="gr13" draw:text-style-name="P10" draw:layer="layout" svg:width="0.807cm" svg:height="0.725cm" svg:x="14.221cm" svg:y="2.17cm">
          <draw:text-box>
            <text:p text:style-name="P9">C</text:p>
          </draw:text-box>
        </draw:frame>
        <draw:frame draw:style-name="gr13" draw:text-style-name="P10" draw:layer="layout" svg:width="0.807cm" svg:height="0.725cm" svg:x="7.421cm" svg:y="6.971cm">
          <draw:text-box>
            <text:p text:style-name="P9">D</text:p>
          </draw:text-box>
        </draw:frame>
        <draw:frame draw:style-name="gr13" draw:text-style-name="P10" draw:layer="layout" svg:width="0.786cm" svg:height="0.725cm" svg:x="2.321cm" svg:y="12.872cm">
          <draw:text-box>
            <text:p text:style-name="P9">E</text:p>
          </draw:text-box>
        </draw:frame>
        <draw:frame draw:style-name="gr13" draw:text-style-name="P10" draw:layer="layout" svg:width="0.76cm" svg:height="0.725cm" svg:x="8.221cm" svg:y="12.873cm">
          <draw:text-box>
            <text:p text:style-name="P9">F</text:p>
          </draw:text-box>
        </draw:frame>
        <draw:frame draw:style-name="gr13" draw:text-style-name="P10" draw:layer="layout" svg:width="0.832cm" svg:height="0.725cm" svg:x="14.221cm" svg:y="12.874cm">
          <draw:text-box>
            <text:p text:style-name="P9">G</text:p>
          </draw:text-box>
        </draw:frame>
      </draw:page>
      <draw:page draw:name="page2" draw:style-name="dp1" draw:master-page-name="Default">
        <draw:g>
          <draw:g>
            <draw:polygon draw:style-name="gr4" draw:text-style-name="P5" draw:layer="layout" svg:width="3.81cm" svg:height="1.27cm" svg:x="1.635cm" svg:y="2.077cm" svg:viewBox="0 0 3811 1271" draw:points="0,1271 3811,1271 3811,0 0,0">
              <text:p/>
            </draw:polygon>
            <draw:polygon draw:style-name="gr14" draw:text-style-name="P1" draw:layer="layout" svg:width="3.81cm" svg:height="1.27cm" svg:x="1.635cm" svg:y="2.077cm" svg:viewBox="0 0 3811 1271" draw:points="0,1271 3811,1271 3811,0 0,0">
              <text:p/>
            </draw:polygon>
          </draw:g>
          <draw:frame draw:style-name="gr15" draw:text-style-name="P1" draw:layer="layout" svg:width="3.81cm" svg:height="1.27cm" svg:x="1.635cm" svg:y="2.077cm">
            <draw:text-box>
              <text:p text:style-name="P7"><text:span text:style-name="T2">SearchClient</text:span></text:p>
            </draw:text-box>
          </draw:frame>
        </draw:g>
        <draw:g>
          <draw:g>
            <draw:polygon draw:style-name="gr4" draw:text-style-name="P5" draw:layer="layout" svg:width="3.81cm" svg:height="1.27cm" svg:x="10.208cm" svg:y="2.077cm" svg:viewBox="0 0 3811 1271" draw:points="0,1271 3811,1271 3811,0 0,0">
              <text:p/>
            </draw:polygon>
            <draw:polygon draw:style-name="gr14" draw:text-style-name="P1" draw:layer="layout" svg:width="3.81cm" svg:height="1.27cm" svg:x="10.208cm" svg:y="2.077cm" svg:viewBox="0 0 3811 1271" draw:points="0,1271 3811,1271 3811,0 0,0">
              <text:p/>
            </draw:polygon>
          </draw:g>
          <draw:frame draw:style-name="gr15" draw:text-style-name="P1" draw:layer="layout" svg:width="3.81cm" svg:height="1.27cm" svg:x="10.208cm" svg:y="2.077cm">
            <draw:text-box>
              <text:p text:style-name="P7"><text:span text:style-name="T3">SearchStrategy</text:span></text:p>
            </draw:text-box>
          </draw:frame>
        </draw:g>
        <draw:g>
          <draw:g>
            <draw:polygon draw:style-name="gr4" draw:text-style-name="P5" draw:layer="layout" svg:width="3.81cm" svg:height="1.27cm" svg:x="7.826cm" svg:y="5.252cm" svg:viewBox="0 0 3811 1271" draw:points="0,1271 3811,1271 3811,0 0,0">
              <text:p/>
            </draw:polygon>
            <draw:polygon draw:style-name="gr14" draw:text-style-name="P1" draw:layer="layout" svg:width="3.81cm" svg:height="1.27cm" svg:x="7.826cm" svg:y="5.252cm" svg:viewBox="0 0 3811 1271" draw:points="0,1271 3811,1271 3811,0 0,0">
              <text:p/>
            </draw:polygon>
          </draw:g>
          <draw:frame draw:style-name="gr15" draw:text-style-name="P1" draw:layer="layout" svg:width="3.81cm" svg:height="1.27cm" svg:x="7.826cm" svg:y="5.252cm">
            <draw:text-box>
              <text:p text:style-name="P7"><text:span text:style-name="T2">BreadthFirstSearch</text:span></text:p>
            </draw:text-box>
          </draw:frame>
        </draw:g>
        <draw:g>
          <draw:g>
            <draw:polygon draw:style-name="gr4" draw:text-style-name="P5" draw:layer="layout" svg:width="3.81cm" svg:height="1.27cm" svg:x="12.589cm" svg:y="5.252cm" svg:viewBox="0 0 3811 1271" draw:points="0,1271 3811,1271 3811,0 0,0">
              <text:p/>
            </draw:polygon>
            <draw:polygon draw:style-name="gr14" draw:text-style-name="P1" draw:layer="layout" svg:width="3.81cm" svg:height="1.27cm" svg:x="12.589cm" svg:y="5.252cm" svg:viewBox="0 0 3811 1271" draw:points="0,1271 3811,1271 3811,0 0,0">
              <text:p/>
            </draw:polygon>
          </draw:g>
          <draw:frame draw:style-name="gr15" draw:text-style-name="P1" draw:layer="layout" svg:width="3.81cm" svg:height="1.27cm" svg:x="12.589cm" svg:y="5.252cm">
            <draw:text-box>
              <text:p text:style-name="P7"><text:span text:style-name="T3">DepthFirstSearch</text:span></text:p>
            </draw:text-box>
          </draw:frame>
        </draw:g>
        <draw:g>
          <draw:g>
            <draw:polygon draw:style-name="gr4" draw:text-style-name="P5" draw:layer="layout" svg:width="3.81cm" svg:height="1.27cm" svg:x="15.049cm" svg:y="8.605cm" svg:viewBox="0 0 3811 1271" draw:points="0,1271 3811,1271 3811,0 0,0">
              <text:p/>
            </draw:polygon>
            <draw:polygon draw:style-name="gr14" draw:text-style-name="P1" draw:layer="layout" svg:width="3.81cm" svg:height="1.27cm" svg:x="15.049cm" svg:y="8.605cm" svg:viewBox="0 0 3811 1271" draw:points="0,1271 3811,1271 3811,0 0,0">
              <text:p/>
            </draw:polygon>
          </draw:g>
          <draw:frame draw:style-name="gr15" draw:text-style-name="P1" draw:layer="layout" svg:width="3.81cm" svg:height="1.299cm" svg:x="15.049cm" svg:y="8.591cm">
            <draw:text-box>
              <text:p text:style-name="P7"><text:span text:style-name="T2">IterativeDeepening</text:span><text:span text:style-name="T2">DFS</text:span></text:p>
            </draw:text-box>
          </draw:frame>
        </draw:g>
        <draw:g>
          <draw:g>
            <draw:polygon draw:style-name="gr4" draw:text-style-name="P5" draw:layer="layout" svg:width="3.81cm" svg:height="1.27cm" svg:x="10.287cm" svg:y="8.605cm" svg:viewBox="0 0 3811 1271" draw:points="0,1271 3811,1271 3811,0 0,0">
              <text:p/>
            </draw:polygon>
            <draw:polygon draw:style-name="gr14" draw:text-style-name="P1" draw:layer="layout" svg:width="3.81cm" svg:height="1.27cm" svg:x="10.287cm" svg:y="8.605cm" svg:viewBox="0 0 3811 1271" draw:points="0,1271 3811,1271 3811,0 0,0">
              <text:p/>
            </draw:polygon>
          </draw:g>
          <draw:frame draw:style-name="gr15" draw:text-style-name="P1" draw:layer="layout" svg:width="3.81cm" svg:height="1.27cm" svg:x="10.287cm" svg:y="8.605cm">
            <draw:text-box>
              <text:p text:style-name="P7"><text:span text:style-name="T2">AnotherDFS</text:span></text:p>
            </draw:text-box>
          </draw:frame>
        </draw:g>
        <draw:polyline draw:style-name="gr8" draw:text-style-name="P1" draw:layer="layout" svg:width="2.302cm" svg:height="2.083cm" svg:x="12.192cm" svg:y="6.522cm" svg:viewBox="0 0 2303 2084" draw:points="0,2084 0,1608 2303,1608 2303,0">
          <text:p/>
        </draw:polyline>
        <draw:polyline draw:style-name="gr8" draw:text-style-name="P1" draw:layer="layout" svg:width="2.461cm" svg:height="2.083cm" svg:x="14.494cm" svg:y="6.522cm" svg:viewBox="0 0 2462 2084" draw:points="2462,2084 2462,1608 0,1608 0,0">
          <text:p/>
        </draw:polyline>
        <draw:polyline draw:style-name="gr8" draw:text-style-name="P1" draw:layer="layout" svg:width="2.381cm" svg:height="1.905cm" svg:x="12.113cm" svg:y="3.347cm" svg:viewBox="0 0 2382 1906" draw:points="2382,1906 2382,1429 0,1429 0,0">
          <text:p/>
        </draw:polyline>
        <draw:polyline draw:style-name="gr8" draw:text-style-name="P1" draw:layer="layout" svg:width="2.381cm" svg:height="1.905cm" svg:x="9.731cm" svg:y="3.347cm" svg:viewBox="0 0 2382 1906" draw:points="0,1906 0,1429 2382,1429 2382,0">
          <text:p/>
        </draw:polyline>
        <draw:line draw:style-name="gr16" draw:text-style-name="P1" draw:layer="layout" svg:x1="10.207cm" svg:y1="2.712cm" svg:x2="5.445cm" svg:y2="2.712cm">
          <text:p/>
        </draw:line>
        <draw:g>
          <draw:polyline draw:style-name="gr10" draw:text-style-name="P1" draw:layer="layout" svg:width="0.556cm" svg:height="2.718cm" svg:x="9.731cm" svg:y="6.522cm" svg:viewBox="0 0 557 2719" draw:points="557,2719 0,2719 0,0">
            <text:p/>
          </draw:polyline>
          <draw:frame draw:style-name="gr17" draw:text-style-name="P11" draw:layer="layout" svg:width="2.117cm" svg:height="0.791cm" svg:x="8.673cm" svg:y="7.764cm">
            <draw:text-box>
              <text:p text:style-name="P7"><text:span text:style-name="T2">&lt;&lt;use&gt;&gt;</text:span></text:p>
            </draw:text-box>
          </draw:frame>
        </draw:g>
        <draw:g>
          <draw:polyline draw:style-name="gr18" draw:text-style-name="P1" draw:layer="layout" svg:width="2.937cm" svg:height="3.353cm" svg:x="16.399cm" svg:y="5.887cm" svg:viewBox="0 0 2938 3354" draw:points="0,0 2938,0 2938,3354 2462,3354">
            <text:p/>
          </draw:polyline>
          <draw:frame draw:style-name="gr17" draw:text-style-name="P11" draw:layer="layout" svg:width="2.117cm" svg:height="0.791cm" svg:x="18.277cm" svg:y="5.938cm">
            <draw:text-box>
              <text:p text:style-name="P7"><text:span text:style-name="T2">&lt;&lt;use&gt;&gt;</text:span></text:p>
            </draw:text-box>
          </draw:frame>
        </draw:g>
      </draw:page>
      <draw:page draw:name="page3" draw:style-name="dp1" draw:master-page-name="Default">
        <draw:g>
          <draw:polygon draw:style-name="gr4" draw:text-style-name="P5" draw:layer="layout" svg:width="12.7cm" svg:height="8.467cm" svg:x="4.936cm" svg:y="4.216cm" svg:viewBox="0 0 12701 8468" draw:points="0,8468 12701,8468 12701,0 0,0">
            <text:p/>
          </draw:polygon>
          <draw:polygon draw:style-name="gr1" draw:text-style-name="P1" draw:layer="layout" svg:width="12.7cm" svg:height="8.467cm" svg:x="4.936cm" svg:y="4.216cm" svg:viewBox="0 0 12701 8468" draw:points="0,8468 12701,8468 12701,0 0,0">
            <text:p/>
          </draw:polygon>
        </draw:g>
        <draw:g>
          <draw:g>
            <draw:polygon draw:style-name="gr4" draw:text-style-name="P5" draw:layer="layout" svg:width="12.7cm" svg:height="0.953cm" svg:x="4.936cm" svg:y="4.216cm" svg:viewBox="0 0 12701 954" draw:points="0,954 12701,954 12701,0 0,0">
              <text:p/>
            </draw:polygon>
            <draw:polygon draw:style-name="gr1" draw:text-style-name="P1" draw:layer="layout" svg:width="12.7cm" svg:height="0.953cm" svg:x="4.936cm" svg:y="4.216cm" svg:viewBox="0 0 12701 954" draw:points="0,954 12701,954 12701,0 0,0">
              <text:p/>
            </draw:polygon>
          </draw:g>
          <draw:frame draw:style-name="gr19" draw:text-style-name="P1" draw:layer="layout" svg:width="12.7cm" svg:height="0.953cm" svg:x="4.936cm" svg:y="4.216cm">
            <draw:text-box>
              <text:p text:style-name="P7"><text:span text:style-name="T1">Class</text:span></text:p>
            </draw:text-box>
          </draw:frame>
        </draw:g>
        <draw:g>
          <draw:g>
            <draw:path draw:style-name="gr4" draw:text-style-name="P5" draw:layer="layout" svg:width="2.064cm" svg:height="1.376cm" svg:x="5.412cm" svg:y="10.936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  <draw:path draw:style-name="gr14" draw:text-style-name="P1" draw:layer="layout" svg:width="2.064cm" svg:height="1.376cm" svg:x="5.412cm" svg:y="10.936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</draw:g>
          <draw:frame draw:style-name="gr20" draw:text-style-name="P1" draw:layer="layout" svg:width="2.064cm" svg:height="1.376cm" svg:x="5.412cm" svg:y="10.936cm">
            <draw:text-box>
              <text:p text:style-name="P7"><text:span text:style-name="T1">m1</text:span></text:p>
            </draw:text-box>
          </draw:frame>
        </draw:g>
        <draw:g>
          <draw:g>
            <draw:path draw:style-name="gr4" draw:text-style-name="P5" draw:layer="layout" svg:width="2.064cm" svg:height="1.376cm" svg:x="7.952cm" svg:y="10.936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  <draw:path draw:style-name="gr14" draw:text-style-name="P1" draw:layer="layout" svg:width="2.064cm" svg:height="1.376cm" svg:x="7.952cm" svg:y="10.936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</draw:g>
          <draw:frame draw:style-name="gr20" draw:text-style-name="P1" draw:layer="layout" svg:width="2.064cm" svg:height="1.376cm" svg:x="7.952cm" svg:y="10.936cm">
            <draw:text-box>
              <text:p text:style-name="P7"><text:span text:style-name="T1">m2</text:span></text:p>
            </draw:text-box>
          </draw:frame>
        </draw:g>
        <draw:g>
          <draw:g>
            <draw:path draw:style-name="gr4" draw:text-style-name="P5" draw:layer="layout" svg:width="2.064cm" svg:height="1.376cm" svg:x="11.921cm" svg:y="10.936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  <draw:path draw:style-name="gr14" draw:text-style-name="P1" draw:layer="layout" svg:width="2.064cm" svg:height="1.376cm" svg:x="11.921cm" svg:y="10.936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</draw:g>
          <draw:frame draw:style-name="gr20" draw:text-style-name="P1" draw:layer="layout" svg:width="2.064cm" svg:height="1.376cm" svg:x="11.921cm" svg:y="10.936cm">
            <draw:text-box>
              <text:p text:style-name="P7"><text:span text:style-name="T1">m3</text:span></text:p>
            </draw:text-box>
          </draw:frame>
        </draw:g>
        <draw:g>
          <draw:g>
            <draw:path draw:style-name="gr4" draw:text-style-name="P5" draw:layer="layout" svg:width="2.064cm" svg:height="1.376cm" svg:x="14.461cm" svg:y="10.936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  <draw:path draw:style-name="gr14" draw:text-style-name="P1" draw:layer="layout" svg:width="2.064cm" svg:height="1.376cm" svg:x="14.461cm" svg:y="10.936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</draw:g>
          <draw:frame draw:style-name="gr20" draw:text-style-name="P1" draw:layer="layout" svg:width="2.064cm" svg:height="1.376cm" svg:x="14.461cm" svg:y="10.936cm">
            <draw:text-box>
              <text:p text:style-name="P7"><text:span text:style-name="T1">m4</text:span></text:p>
            </draw:text-box>
          </draw:frame>
        </draw:g>
        <draw:polyline draw:style-name="gr21" draw:text-style-name="P1" draw:layer="layout" svg:width="6.35cm" svg:height="2.752cm" svg:x="11.286cm" svg:y="9.931cm" svg:viewBox="0 0 6351 2753" draw:points="0,2753 0,0 6351,0">
          <text:p/>
        </draw:polyline>
        <draw:g>
          <draw:g>
            <draw:polygon draw:style-name="gr4" draw:text-style-name="P5" draw:layer="layout" svg:width="2.064cm" svg:height="1.376cm" svg:x="5.412cm" svg:y="5.46cm" svg:viewBox="0 0 2065 1377" draw:points="0,1377 2065,1377 2065,0 0,0">
              <text:p/>
            </draw:polygon>
            <draw:polygon draw:style-name="gr14" draw:text-style-name="P1" draw:layer="layout" svg:width="2.064cm" svg:height="1.376cm" svg:x="5.412cm" svg:y="5.46cm" svg:viewBox="0 0 2065 1377" draw:points="0,1377 2065,1377 2065,0 0,0">
              <text:p/>
            </draw:polygon>
          </draw:g>
          <draw:frame draw:style-name="gr20" draw:text-style-name="P1" draw:layer="layout" svg:width="2.064cm" svg:height="1.376cm" svg:x="5.412cm" svg:y="5.46cm">
            <draw:text-box>
              <text:p text:style-name="P7"><text:span text:style-name="T1">a1</text:span></text:p>
            </draw:text-box>
          </draw:frame>
        </draw:g>
        <draw:g>
          <draw:g>
            <draw:polygon draw:style-name="gr4" draw:text-style-name="P5" draw:layer="layout" svg:width="2.064cm" svg:height="1.376cm" svg:x="7.952cm" svg:y="5.46cm" svg:viewBox="0 0 2065 1377" draw:points="0,1377 2065,1377 2065,0 0,0">
              <text:p/>
            </draw:polygon>
            <draw:polygon draw:style-name="gr14" draw:text-style-name="P1" draw:layer="layout" svg:width="2.064cm" svg:height="1.376cm" svg:x="7.952cm" svg:y="5.46cm" svg:viewBox="0 0 2065 1377" draw:points="0,1377 2065,1377 2065,0 0,0">
              <text:p/>
            </draw:polygon>
          </draw:g>
          <draw:frame draw:style-name="gr20" draw:text-style-name="P1" draw:layer="layout" svg:width="2.064cm" svg:height="1.376cm" svg:x="7.952cm" svg:y="5.46cm">
            <draw:text-box>
              <text:p text:style-name="P7"><text:span text:style-name="T1">a2</text:span></text:p>
            </draw:text-box>
          </draw:frame>
        </draw:g>
        <draw:g>
          <draw:g>
            <draw:polygon draw:style-name="gr4" draw:text-style-name="P5" draw:layer="layout" svg:width="2.064cm" svg:height="1.376cm" svg:x="11.921cm" svg:y="5.46cm" svg:viewBox="0 0 2065 1377" draw:points="0,1377 2065,1377 2065,0 0,0">
              <text:p/>
            </draw:polygon>
            <draw:polygon draw:style-name="gr14" draw:text-style-name="P1" draw:layer="layout" svg:width="2.064cm" svg:height="1.376cm" svg:x="11.921cm" svg:y="5.46cm" svg:viewBox="0 0 2065 1377" draw:points="0,1377 2065,1377 2065,0 0,0">
              <text:p/>
            </draw:polygon>
          </draw:g>
          <draw:frame draw:style-name="gr20" draw:text-style-name="P1" draw:layer="layout" svg:width="2.064cm" svg:height="1.376cm" svg:x="11.921cm" svg:y="5.46cm">
            <draw:text-box>
              <text:p text:style-name="P7"><text:span text:style-name="T1">a2</text:span></text:p>
            </draw:text-box>
          </draw:frame>
        </draw:g>
        <draw:line draw:style-name="gr22" draw:text-style-name="P1" draw:layer="layout" svg:x1="6.444cm" svg:y1="10.936cm" svg:x2="6.444cm" svg:y2="6.835cm">
          <text:p/>
        </draw:line>
        <draw:line draw:style-name="gr22" draw:text-style-name="P1" draw:layer="layout" svg:x1="8.985cm" svg:y1="10.938cm" svg:x2="7.28cm" svg:y2="9.534cm">
          <text:p/>
        </draw:line>
        <draw:line draw:style-name="gr22" draw:text-style-name="P1" draw:layer="layout" svg:x1="8.984cm" svg:y1="10.936cm" svg:x2="8.984cm" svg:y2="6.835cm">
          <text:p/>
        </draw:line>
        <draw:frame draw:style-name="gr23" draw:text-style-name="P1" draw:layer="layout" svg:width="2.064cm" svg:height="1.299cm" svg:x="15.572cm" svg:y="9.282cm">
          <draw:text-box>
            <text:p text:style-name="P12"><text:span text:style-name="T2">Internal</text:span></text:p>
            <text:p text:style-name="P12"><text:span text:style-name="T2">External</text:span></text:p>
          </draw:text-box>
        </draw:frame>
        <draw:g>
          <draw:polygon draw:style-name="gr4" draw:text-style-name="P5" draw:layer="layout" svg:width="12.7cm" svg:height="8.467cm" svg:x="4.936cm" svg:y="4.216cm" svg:viewBox="0 0 12701 8468" draw:points="0,8468 12701,8468 12701,0 0,0">
            <text:p/>
          </draw:polygon>
          <draw:polygon draw:style-name="gr1" draw:text-style-name="P1" draw:layer="layout" svg:width="12.7cm" svg:height="8.467cm" svg:x="4.936cm" svg:y="4.216cm" svg:viewBox="0 0 12701 8468" draw:points="0,8468 12701,8468 12701,0 0,0">
            <text:p/>
          </draw:polygon>
        </draw:g>
        <draw:g>
          <draw:g>
            <draw:polygon draw:style-name="gr4" draw:text-style-name="P5" draw:layer="layout" svg:width="12.7cm" svg:height="0.953cm" svg:x="4.936cm" svg:y="4.216cm" svg:viewBox="0 0 12701 954" draw:points="0,954 12701,954 12701,0 0,0">
              <text:p/>
            </draw:polygon>
            <draw:polygon draw:style-name="gr1" draw:text-style-name="P1" draw:layer="layout" svg:width="12.7cm" svg:height="0.953cm" svg:x="4.936cm" svg:y="4.216cm" svg:viewBox="0 0 12701 954" draw:points="0,954 12701,954 12701,0 0,0">
              <text:p/>
            </draw:polygon>
          </draw:g>
          <draw:frame draw:style-name="gr19" draw:text-style-name="P1" draw:layer="layout" svg:width="12.7cm" svg:height="0.953cm" svg:x="4.936cm" svg:y="4.216cm">
            <draw:text-box>
              <text:p text:style-name="P7"><text:span text:style-name="T4">Class</text:span></text:p>
            </draw:text-box>
          </draw:frame>
        </draw:g>
        <draw:g>
          <draw:g>
            <draw:path draw:style-name="gr4" draw:text-style-name="P5" draw:layer="layout" svg:width="2.064cm" svg:height="1.376cm" svg:x="5.412cm" svg:y="10.936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  <draw:path draw:style-name="gr14" draw:text-style-name="P1" draw:layer="layout" svg:width="2.064cm" svg:height="1.376cm" svg:x="5.412cm" svg:y="10.936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</draw:g>
          <draw:frame draw:style-name="gr20" draw:text-style-name="P1" draw:layer="layout" svg:width="2.064cm" svg:height="1.376cm" svg:x="5.412cm" svg:y="10.936cm">
            <draw:text-box>
              <text:p text:style-name="P7"><text:span text:style-name="T2">m1</text:span></text:p>
            </draw:text-box>
          </draw:frame>
        </draw:g>
        <draw:g>
          <draw:g>
            <draw:path draw:style-name="gr4" draw:text-style-name="P5" draw:layer="layout" svg:width="2.064cm" svg:height="1.376cm" svg:x="7.952cm" svg:y="10.936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  <draw:path draw:style-name="gr14" draw:text-style-name="P1" draw:layer="layout" svg:width="2.064cm" svg:height="1.376cm" svg:x="7.952cm" svg:y="10.936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</draw:g>
          <draw:frame draw:style-name="gr20" draw:text-style-name="P1" draw:layer="layout" svg:width="2.064cm" svg:height="1.376cm" svg:x="7.952cm" svg:y="10.936cm">
            <draw:text-box>
              <text:p text:style-name="P7"><text:span text:style-name="T2">m2</text:span></text:p>
            </draw:text-box>
          </draw:frame>
        </draw:g>
        <draw:g>
          <draw:g>
            <draw:path draw:style-name="gr4" draw:text-style-name="P5" draw:layer="layout" svg:width="2.064cm" svg:height="1.376cm" svg:x="11.921cm" svg:y="10.936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  <draw:path draw:style-name="gr14" draw:text-style-name="P1" draw:layer="layout" svg:width="2.064cm" svg:height="1.376cm" svg:x="11.921cm" svg:y="10.936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</draw:g>
          <draw:frame draw:style-name="gr20" draw:text-style-name="P1" draw:layer="layout" svg:width="2.064cm" svg:height="1.376cm" svg:x="11.921cm" svg:y="10.936cm">
            <draw:text-box>
              <text:p text:style-name="P7"><text:span text:style-name="T2">m3</text:span></text:p>
            </draw:text-box>
          </draw:frame>
        </draw:g>
        <draw:g>
          <draw:g>
            <draw:path draw:style-name="gr4" draw:text-style-name="P5" draw:layer="layout" svg:width="2.064cm" svg:height="1.376cm" svg:x="14.461cm" svg:y="10.936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  <draw:path draw:style-name="gr14" draw:text-style-name="P1" draw:layer="layout" svg:width="2.064cm" svg:height="1.376cm" svg:x="14.461cm" svg:y="10.936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</draw:g>
          <draw:frame draw:style-name="gr20" draw:text-style-name="P1" draw:layer="layout" svg:width="2.064cm" svg:height="1.376cm" svg:x="14.461cm" svg:y="10.936cm">
            <draw:text-box>
              <text:p text:style-name="P7"><text:span text:style-name="T2">m4</text:span></text:p>
            </draw:text-box>
          </draw:frame>
        </draw:g>
        <draw:g>
          <draw:g>
            <draw:polygon draw:style-name="gr4" draw:text-style-name="P5" draw:layer="layout" svg:width="2.064cm" svg:height="1.376cm" svg:x="5.412cm" svg:y="5.46cm" svg:viewBox="0 0 2065 1377" draw:points="0,1377 2065,1377 2065,0 0,0">
              <text:p/>
            </draw:polygon>
            <draw:polygon draw:style-name="gr14" draw:text-style-name="P1" draw:layer="layout" svg:width="2.064cm" svg:height="1.376cm" svg:x="5.412cm" svg:y="5.46cm" svg:viewBox="0 0 2065 1377" draw:points="0,1377 2065,1377 2065,0 0,0">
              <text:p/>
            </draw:polygon>
          </draw:g>
          <draw:frame draw:style-name="gr20" draw:text-style-name="P1" draw:layer="layout" svg:width="2.064cm" svg:height="1.376cm" svg:x="5.412cm" svg:y="5.46cm">
            <draw:text-box>
              <text:p text:style-name="P7"><text:span text:style-name="T2">a1</text:span></text:p>
            </draw:text-box>
          </draw:frame>
        </draw:g>
        <draw:g>
          <draw:g>
            <draw:polygon draw:style-name="gr4" draw:text-style-name="P5" draw:layer="layout" svg:width="2.064cm" svg:height="1.376cm" svg:x="7.952cm" svg:y="5.46cm" svg:viewBox="0 0 2065 1377" draw:points="0,1377 2065,1377 2065,0 0,0">
              <text:p/>
            </draw:polygon>
            <draw:polygon draw:style-name="gr14" draw:text-style-name="P1" draw:layer="layout" svg:width="2.064cm" svg:height="1.376cm" svg:x="7.952cm" svg:y="5.46cm" svg:viewBox="0 0 2065 1377" draw:points="0,1377 2065,1377 2065,0 0,0">
              <text:p/>
            </draw:polygon>
          </draw:g>
          <draw:frame draw:style-name="gr20" draw:text-style-name="P1" draw:layer="layout" svg:width="2.064cm" svg:height="1.376cm" svg:x="7.952cm" svg:y="5.46cm">
            <draw:text-box>
              <text:p text:style-name="P7"><text:span text:style-name="T2">a2</text:span></text:p>
            </draw:text-box>
          </draw:frame>
        </draw:g>
        <draw:g>
          <draw:g>
            <draw:polygon draw:style-name="gr4" draw:text-style-name="P5" draw:layer="layout" svg:width="2.064cm" svg:height="1.376cm" svg:x="11.921cm" svg:y="5.46cm" svg:viewBox="0 0 2065 1377" draw:points="0,1377 2065,1377 2065,0 0,0">
              <text:p/>
            </draw:polygon>
            <draw:polygon draw:style-name="gr14" draw:text-style-name="P1" draw:layer="layout" svg:width="2.064cm" svg:height="1.376cm" svg:x="11.921cm" svg:y="5.46cm" svg:viewBox="0 0 2065 1377" draw:points="0,1377 2065,1377 2065,0 0,0">
              <text:p/>
            </draw:polygon>
          </draw:g>
          <draw:frame draw:style-name="gr20" draw:text-style-name="P1" draw:layer="layout" svg:width="2.064cm" svg:height="1.376cm" svg:x="11.921cm" svg:y="5.46cm">
            <draw:text-box>
              <text:p text:style-name="P7"><text:span text:style-name="T2">a3</text:span></text:p>
            </draw:text-box>
          </draw:frame>
        </draw:g>
        <draw:line draw:style-name="gr1" draw:text-style-name="P1" draw:layer="layout" svg:x1="6.444cm" svg:y1="10.936cm" svg:x2="6.444cm" svg:y2="9.534cm">
          <text:p/>
        </draw:line>
        <draw:line draw:style-name="gr1" draw:text-style-name="P1" draw:layer="layout" svg:x1="8.985cm" svg:y1="10.937cm" svg:x2="6.444cm" svg:y2="9.534cm">
          <text:p/>
        </draw:line>
        <draw:line draw:style-name="gr1" draw:text-style-name="P1" draw:layer="layout" svg:x1="8.984cm" svg:y1="10.936cm" svg:x2="8.984cm" svg:y2="6.835cm">
          <text:p/>
        </draw:line>
        <draw:line draw:style-name="gr1" draw:text-style-name="P1" draw:layer="layout" svg:x1="12.954cm" svg:y1="10.937cm" svg:x2="8.984cm" svg:y2="6.835cm">
          <text:p/>
        </draw:line>
        <draw:path draw:style-name="gr1" draw:text-style-name="P1" draw:layer="layout" svg:width="6.509cm" svg:height="4.101cm" svg:x="8.984cm" svg:y="6.835cm" svg:viewBox="0 0 6510 4102" svg:d="M6510 4102l-2451-1544c1-2 2-3 2-4 10-17 15-33 15-53 0-19-5-36-15-53-9-17-21-29-38-39-17-9-34-14-53-14-20 0-36 5-53 14-16 9-27 20-37 36l-3880-2445">
          <text:p/>
        </draw:path>
        <draw:line draw:style-name="gr1" draw:text-style-name="P1" draw:layer="layout" svg:x1="12.953cm" svg:y1="10.936cm" svg:x2="12.953cm" svg:y2="6.835cm">
          <text:p/>
        </draw:line>
        <draw:line draw:style-name="gr1" draw:text-style-name="P1" draw:layer="layout" svg:x1="15.494cm" svg:y1="10.937cm" svg:x2="12.953cm" svg:y2="6.835cm">
          <text:p/>
        </draw:line>
        <draw:g>
          <draw:g>
            <draw:path draw:style-name="gr4" draw:text-style-name="P5" draw:layer="layout" svg:width="2.064cm" svg:height="1.376cm" svg:x="5.412cm" svg:y="8.158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  <draw:path draw:style-name="gr14" draw:text-style-name="P1" draw:layer="layout" svg:width="2.064cm" svg:height="1.376cm" svg:x="5.412cm" svg:y="8.158cm" svg:viewBox="0 0 2065 1377" svg:d="M206 1377h1653c38 0 70-9 103-28s56-42 75-75 28-65 28-103v-965c0-38-9-70-28-103s-42-56-75-75-65-28-103-28h-1653c-38 0-70 9-103 28s-56 42-75 75-28 65-28 103v965c0 38 9 70 28 103s42 56 75 75 65 28 103 28z">
              <text:p/>
            </draw:path>
          </draw:g>
          <draw:frame draw:style-name="gr20" draw:text-style-name="P1" draw:layer="layout" svg:width="2.064cm" svg:height="1.376cm" svg:x="5.412cm" svg:y="8.158cm">
            <draw:text-box>
              <text:p text:style-name="P7"><text:span text:style-name="T2">accessor</text:span></text:p>
            </draw:text-box>
          </draw:frame>
        </draw:g>
        <draw:line draw:style-name="gr1" draw:text-style-name="P1" draw:layer="layout" svg:x1="6.444cm" svg:y1="8.157cm" svg:x2="6.444cm" svg:y2="6.835cm">
          <text:p/>
        </draw:line>
      </draw:page>
      <draw:page draw:name="page4" draw:style-name="dp1" draw:master-page-name="Default">
        <draw:g>
          <draw:g>
            <draw:polygon draw:style-name="gr4" draw:text-style-name="P5" draw:layer="layout" svg:width="6.032cm" svg:height="1.27cm" svg:x="1.062cm" svg:y="5.49cm" svg:viewBox="0 0 6033 1271" draw:points="0,1271 6033,1271 6033,0 0,0">
              <text:p/>
            </draw:polygon>
            <draw:polygon draw:style-name="gr24" draw:text-style-name="P1" draw:layer="layout" svg:width="6.032cm" svg:height="1.27cm" svg:x="1.062cm" svg:y="5.49cm" svg:viewBox="0 0 6033 1271" draw:points="0,1271 6033,1271 6033,0 0,0">
              <text:p/>
            </draw:polygon>
          </draw:g>
          <draw:frame draw:style-name="gr15" draw:text-style-name="P1" draw:layer="layout" svg:width="6.032cm" svg:height="1.27cm" svg:x="1.062cm" svg:y="5.49cm">
            <draw:text-box>
              <text:p text:style-name="P7"><text:span text:style-name="T1">Class Role</text:span></text:p>
              <text:p text:style-name="P7"><text:span text:style-name="T1">|Context</text:span></text:p>
            </draw:text-box>
          </draw:frame>
        </draw:g>
        <draw:g>
          <draw:g>
            <draw:polygon draw:style-name="gr4" draw:text-style-name="P5" draw:layer="layout" svg:width="3.81cm" svg:height="1.27cm" svg:x="10.905cm" svg:y="7.95cm" svg:viewBox="0 0 3811 1271" draw:points="0,1271 3811,1271 3811,0 0,0">
              <text:p/>
            </draw:polygon>
            <draw:polygon draw:style-name="gr24" draw:text-style-name="P1" draw:layer="layout" svg:width="3.81cm" svg:height="1.27cm" svg:x="10.905cm" svg:y="7.95cm" svg:viewBox="0 0 3811 1271" draw:points="0,1271 3811,1271 3811,0 0,0">
              <text:p/>
            </draw:polygon>
          </draw:g>
          <draw:frame draw:style-name="gr15" draw:text-style-name="P1" draw:layer="layout" svg:width="3.81cm" svg:height="1.27cm" svg:x="10.905cm" svg:y="7.95cm">
            <draw:text-box>
              <text:p text:style-name="P7"><text:span text:style-name="T1">Classifier </text:span><text:span text:style-name="T1">Role</text:span></text:p>
              <text:p text:style-name="P7"><text:span text:style-name="T1">|</text:span><text:span text:style-name="T1">AbstractStrat</text:span><text:span text:style-name="T1">egy</text:span></text:p>
            </draw:text-box>
          </draw:frame>
        </draw:g>
        <draw:g>
          <draw:g>
            <draw:polygon draw:style-name="gr4" draw:text-style-name="P5" draw:layer="layout" svg:width="4.604cm" svg:height="1.27cm" svg:x="15.985cm" svg:y="7.95cm" svg:viewBox="0 0 4605 1271" draw:points="0,1271 4605,1271 4605,0 0,0">
              <text:p/>
            </draw:polygon>
            <draw:polygon draw:style-name="gr24" draw:text-style-name="P1" draw:layer="layout" svg:width="4.604cm" svg:height="1.27cm" svg:x="15.985cm" svg:y="7.95cm" svg:viewBox="0 0 4605 1271" draw:points="0,1271 4605,1271 4605,0 0,0">
              <text:p/>
            </draw:polygon>
          </draw:g>
          <draw:frame draw:style-name="gr15" draw:text-style-name="P1" draw:layer="layout" svg:width="4.604cm" svg:height="1.27cm" svg:x="15.985cm" svg:y="7.95cm">
            <draw:text-box>
              <text:p text:style-name="P7"><text:span text:style-name="T1">Class Role</text:span></text:p>
              <text:p text:style-name="P7"><text:span text:style-name="T1">|</text:span><text:span text:style-name="T1">ConcreteStra</text:span><text:span text:style-name="T1">tegy</text:span></text:p>
            </draw:text-box>
          </draw:frame>
        </draw:g>
        <draw:line draw:style-name="gr22" draw:text-style-name="P1" draw:layer="layout" svg:x1="7.095cm" svg:y1="6.125cm" svg:x2="12.492cm" svg:y2="6.125cm">
          <text:p/>
        </draw:line>
        <draw:frame draw:style-name="gr25" draw:text-style-name="P1" draw:layer="layout" svg:width="1.905cm" svg:height="0.704cm" svg:x="7.095cm" svg:y="6.091cm">
          <draw:text-box>
            <text:p text:style-name="P13"><text:span text:style-name="T1">|Ctx 1..1</text:span></text:p>
          </draw:text-box>
        </draw:frame>
        <draw:frame draw:style-name="gr25" draw:text-style-name="P1" draw:layer="layout" svg:width="2.223cm" svg:height="0.704cm" svg:x="10.27cm" svg:y="6.091cm">
          <draw:text-box>
            <text:p text:style-name="P12"><text:span text:style-name="T1">|Strat 1..*</text:span></text:p>
          </draw:text-box>
        </draw:frame>
        <draw:frame draw:style-name="gr25" draw:text-style-name="P1" xml:id="id11" draw:id="id11" draw:layer="layout" svg:width="5.398cm" svg:height="1.125cm" svg:x="7.095cm" svg:y="4.986cm">
          <draw:text-box>
            <text:p text:style-name="P7"><text:span text:style-name="T1">Aggregation </text:span><text:span text:style-name="T1">Role</text:span></text:p>
            <text:p text:style-name="P7"><text:span text:style-name="T1">|</text:span><text:span text:style-name="T1">StrategyCont</text:span><text:span text:style-name="T1">ext</text:span></text:p>
          </draw:text-box>
        </draw:frame>
        <draw:polyline draw:style-name="gr26" draw:text-style-name="P1" draw:layer="layout" svg:width="2.699cm" svg:height="1.508cm" svg:x="12.81cm" svg:y="6.442cm" svg:viewBox="0 0 2700 1509" draw:points="0,1509 0,794 2700,794 2700,0">
          <text:p/>
        </draw:polyline>
        <draw:polyline draw:style-name="gr26" draw:text-style-name="P1" draw:layer="layout" svg:width="2.778cm" svg:height="1.508cm" svg:x="15.508cm" svg:y="6.442cm" svg:viewBox="0 0 2779 1509" draw:points="2779,1509 2779,794 0,794 0,0">
          <text:p/>
        </draw:polyline>
        <draw:frame draw:style-name="gr25" draw:text-style-name="P1" draw:layer="layout" svg:width="1.032cm" svg:height="0.704cm" svg:x="19.557cm" svg:y="7.916cm">
          <draw:text-box>
            <text:p text:style-name="P12"><text:span text:style-name="T1">1.</text:span><text:span text:style-name="T1">.*</text:span></text:p>
          </draw:text-box>
        </draw:frame>
        <draw:g>
          <draw:g>
            <draw:polygon draw:style-name="gr4" draw:text-style-name="P5" draw:layer="layout" svg:width="6.032cm" svg:height="1.27cm" svg:x="12.492cm" svg:y="4.537cm" svg:viewBox="0 0 6033 1271" draw:points="0,1271 6033,1271 6033,0 0,0">
              <text:p/>
            </draw:polygon>
            <draw:polygon draw:style-name="gr24" draw:text-style-name="P1" draw:layer="layout" svg:width="6.032cm" svg:height="1.27cm" svg:x="12.492cm" svg:y="4.537cm" svg:viewBox="0 0 6033 1271" draw:points="0,1271 6033,1271 6033,0 0,0">
              <text:p/>
            </draw:polygon>
          </draw:g>
          <draw:frame draw:style-name="gr15" draw:text-style-name="P1" draw:layer="layout" svg:width="6.032cm" svg:height="1.27cm" svg:x="12.492cm" svg:y="4.537cm">
            <draw:text-box>
              <text:p text:style-name="P7"><text:span text:style-name="T1">Cl</text:span><text:span text:style-name="T1">a</text:span><text:span text:style-name="T1">ss</text:span><text:span text:style-name="T1">ifi</text:span><text:span text:style-name="T1">e</text:span><text:span text:style-name="T1">r </text:span><text:span text:style-name="T1">R</text:span><text:span text:style-name="T1">ol</text:span><text:span text:style-name="T1">e</text:span></text:p>
              <text:p text:style-name="P7"><text:span text:style-name="T1">|</text:span><text:span text:style-name="T1">St</text:span><text:span text:style-name="T1">ra</text:span><text:span text:style-name="T1">te</text:span><text:span text:style-name="T1">g</text:span><text:span text:style-name="T1">y</text:span></text:p>
            </draw:text-box>
          </draw:frame>
        </draw:g>
        <draw:polyline draw:style-name="gr22" draw:text-style-name="P1" xml:id="id6" draw:id="id6" draw:layer="layout" svg:width="2.858cm" svg:height="1.528cm" svg:x="11.064cm" svg:y="3.644cm" svg:viewBox="0 0 2859 1529" draw:points="1429,1529 0,1529 0,0 2859,0 2859,893">
          <text:p/>
        </draw:polyline>
        <draw:polyline draw:style-name="gr22" draw:text-style-name="P1" draw:layer="layout" svg:width="2.858cm" svg:height="1.528cm" svg:x="17.096cm" svg:y="3.644cm" svg:viewBox="0 0 2859 1529" draw:points="1429,1529 2859,1529 2859,0 0,0 0,893">
          <text:p/>
        </draw:polyline>
        <draw:polyline draw:style-name="gr27" draw:text-style-name="P1" draw:layer="layout" svg:width="3.175cm" svg:height="0.006cm" svg:x="13.921cm" svg:y="4.055cm" svg:viewBox="0 0 3176 7" draw:points="0,7 377,7 377,0 3176,0">
          <text:p/>
        </draw:polyline>
        <draw:frame draw:style-name="gr23" draw:text-style-name="P1" draw:layer="layout" svg:width="2.884cm" svg:height="0.704cm" svg:x="14.08cm" svg:y="3.391cm">
          <draw:text-box>
            <text:p text:style-name="P7"><text:span text:style-name="T1">{at least 1}</text:span></text:p>
          </draw:text-box>
        </draw:frame>
        <draw:frame draw:style-name="gr28" draw:text-style-name="P1" draw:layer="layout" svg:width="4.286cm" svg:height="1.171cm" svg:x="10.27cm" svg:y="2.434cm">
          <draw:text-box>
            <text:p text:style-name="P7"><text:span text:style-name="T1">Generalizatio</text:span><text:span text:style-name="T1">n Role</text:span></text:p>
            <text:p text:style-name="P7"><text:span text:style-name="T1">|</text:span><text:span text:style-name="T1">StrategyGene</text:span><text:span text:style-name="T1">ralization</text:span></text:p>
          </draw:text-box>
        </draw:frame>
        <draw:frame draw:style-name="gr28" draw:text-style-name="P1" draw:layer="layout" svg:width="3.81cm" svg:height="1.171cm" svg:x="16.62cm" svg:y="2.434cm">
          <draw:text-box>
            <text:p text:style-name="P7"><text:span text:style-name="T1">Realizati</text:span><text:span text:style-name="T1">on Role</text:span></text:p>
            <text:p text:style-name="P7"><text:span text:style-name="T1">|</text:span><text:span text:style-name="T1">Strategy</text:span><text:span text:style-name="T1">Realizati</text:span><text:span text:style-name="T1">on</text:span></text:p>
          </draw:text-box>
        </draw:frame>
        <draw:g>
          <draw:g>
            <draw:polygon draw:style-name="gr4" draw:text-style-name="P5" draw:layer="layout" svg:width="6.032cm" svg:height="0.635cm" svg:x="12.492cm" svg:y="5.807cm" svg:viewBox="0 0 6033 636" draw:points="0,636 6033,636 6033,0 0,0">
              <text:p/>
            </draw:polygon>
            <draw:polygon draw:style-name="gr22" draw:text-style-name="P1" draw:layer="layout" svg:width="6.032cm" svg:height="0.635cm" svg:x="12.492cm" svg:y="5.807cm" svg:viewBox="0 0 6033 636" draw:points="0,636 6033,636 6033,0 0,0">
              <text:p/>
            </draw:polygon>
          </draw:g>
          <draw:frame draw:style-name="gr25" draw:text-style-name="P1" draw:layer="layout" svg:width="6.032cm" svg:height="0.704cm" svg:x="12.492cm" svg:y="5.773cm">
            <draw:text-box>
              <text:p text:style-name="P13"><text:span text:style-name="T1">B1 |</text:span><text:span text:style-name="T1">Strategy</text:span><text:span text:style-name="T1">Op() <text:s/></text:span><text:span text:style-name="T1">1..*</text:span></text:p>
            </draw:text-box>
          </draw:frame>
        </draw:g>
        <draw:frame draw:style-name="gr25" draw:text-style-name="P1" draw:layer="layout" svg:width="1.032cm" svg:height="0.704cm" svg:x="6.063cm" svg:y="5.456cm">
          <draw:text-box>
            <text:p text:style-name="P12"><text:span text:style-name="T1">1</text:span><text:span text:style-name="T1">.</text:span><text:span text:style-name="T1">.</text:span><text:span text:style-name="T1">*</text:span></text:p>
          </draw:text-box>
        </draw:frame>
        <draw:g xml:id="id1" draw:id="id1">
          <draw:g>
            <draw:polygon draw:style-name="gr4" draw:text-style-name="P5" draw:layer="layout" svg:width="4.604cm" svg:height="0.635cm" svg:x="15.985cm" svg:y="9.22cm" svg:viewBox="0 0 4605 636" draw:points="0,636 4605,636 4605,0 0,0">
              <text:p/>
            </draw:polygon>
            <draw:polygon draw:style-name="gr22" draw:text-style-name="P1" draw:layer="layout" svg:width="4.604cm" svg:height="0.635cm" svg:x="15.985cm" svg:y="9.22cm" svg:viewBox="0 0 4605 636" draw:points="0,636 4605,636 4605,0 0,0">
              <text:p/>
            </draw:polygon>
          </draw:g>
          <draw:frame draw:style-name="gr25" draw:text-style-name="P1" draw:layer="layout" svg:width="4.604cm" svg:height="0.704cm" svg:x="15.985cm" svg:y="9.186cm">
            <draw:text-box>
              <text:p text:style-name="P13"><text:span text:style-name="T1">B1 |</text:span><text:span text:style-name="T1">StrategyOp(</text:span><text:span text:style-name="T1">) <text:s/>1..*</text:span></text:p>
            </draw:text-box>
          </draw:frame>
        </draw:g>
        <draw:frame draw:style-name="gr25" draw:text-style-name="P1" draw:layer="layout" svg:width="1.032cm" svg:height="0.704cm" svg:x="13.683cm" svg:y="7.916cm">
          <draw:text-box>
            <text:p text:style-name="P12"><text:span text:style-name="T1">*</text:span></text:p>
          </draw:text-box>
        </draw:frame>
        <draw:g xml:id="id9" draw:id="id9">
          <draw:g>
            <draw:polygon draw:style-name="gr4" draw:text-style-name="P5" draw:layer="layout" svg:width="6.032cm" svg:height="1.171cm" svg:x="1.062cm" svg:y="6.759cm" svg:viewBox="0 0 6033 1172" draw:points="0,1172 6033,1172 6033,0 0,0">
              <text:p/>
            </draw:polygon>
            <draw:polygon draw:style-name="gr22" draw:text-style-name="P1" draw:layer="layout" svg:width="6.032cm" svg:height="1.171cm" svg:x="1.062cm" svg:y="6.759cm" svg:viewBox="0 0 6033 1172" draw:points="0,1172 6033,1172 6033,0 0,0">
              <text:p/>
            </draw:polygon>
          </draw:g>
          <draw:frame draw:style-name="gr29" draw:text-style-name="P1" draw:layer="layout" svg:width="6.032cm" svg:height="1.171cm" svg:x="1.062cm" svg:y="6.759cm">
            <draw:text-box>
              <text:p text:style-name="P13"><text:span text:style-name="T1">B1 |GetState():|State <text:s/>*</text:span></text:p>
              <text:p text:style-name="P13"><text:span text:style-name="T1">B2 |Operation() <text:s/>1..*</text:span></text:p>
            </draw:text-box>
          </draw:frame>
        </draw:g>
        <draw:g xml:id="id10" draw:id="id10">
          <draw:g>
            <draw:polygon draw:style-name="gr4" draw:text-style-name="P5" draw:layer="layout" svg:width="3.81cm" svg:height="1.27cm" svg:x="1.418cm" svg:y="13.013cm" svg:viewBox="0 0 3811 1271" draw:points="0,1271 3811,1271 3811,0 0,0">
              <text:p/>
            </draw:polygon>
            <draw:polygon draw:style-name="gr14" draw:text-style-name="P1" draw:layer="layout" svg:width="3.81cm" svg:height="1.27cm" svg:x="1.418cm" svg:y="13.013cm" svg:viewBox="0 0 3811 1271" draw:points="0,1271 3811,1271 3811,0 0,0">
              <text:p/>
            </draw:polygon>
          </draw:g>
          <draw:frame draw:style-name="gr15" draw:text-style-name="P1" draw:layer="layout" svg:width="3.81cm" svg:height="1.27cm" svg:x="1.418cm" svg:y="13.013cm">
            <draw:text-box>
              <text:p text:style-name="P7"><text:span text:style-name="T2">SearchClient</text:span></text:p>
            </draw:text-box>
          </draw:frame>
        </draw:g>
        <draw:g>
          <draw:g>
            <draw:polygon draw:style-name="gr4" draw:text-style-name="P5" draw:layer="layout" svg:width="3.81cm" svg:height="1.27cm" svg:x="9.991cm" svg:y="13.013cm" svg:viewBox="0 0 3811 1271" draw:points="0,1271 3811,1271 3811,0 0,0">
              <text:p/>
            </draw:polygon>
            <draw:polygon draw:style-name="gr14" draw:text-style-name="P1" draw:layer="layout" svg:width="3.81cm" svg:height="1.27cm" svg:x="9.991cm" svg:y="13.013cm" svg:viewBox="0 0 3811 1271" draw:points="0,1271 3811,1271 3811,0 0,0">
              <text:p/>
            </draw:polygon>
          </draw:g>
          <draw:frame draw:style-name="gr15" draw:text-style-name="P1" draw:layer="layout" svg:width="3.81cm" svg:height="1.27cm" svg:x="9.991cm" svg:y="13.013cm">
            <draw:text-box>
              <text:p text:style-name="P7"><text:span text:style-name="T3">Sear</text:span><text:span text:style-name="T3">chSt</text:span><text:span text:style-name="T3">rate</text:span><text:span text:style-name="T3">gy</text:span></text:p>
            </draw:text-box>
          </draw:frame>
        </draw:g>
        <draw:g xml:id="id5" draw:id="id5">
          <draw:g>
            <draw:polygon draw:style-name="gr4" draw:text-style-name="P5" draw:layer="layout" svg:width="3.81cm" svg:height="1.27cm" svg:x="7.609cm" svg:y="16.188cm" svg:viewBox="0 0 3811 1271" draw:points="0,1271 3811,1271 3811,0 0,0">
              <text:p/>
            </draw:polygon>
            <draw:polygon draw:style-name="gr14" draw:text-style-name="P1" draw:layer="layout" svg:width="3.81cm" svg:height="1.27cm" svg:x="7.609cm" svg:y="16.188cm" svg:viewBox="0 0 3811 1271" draw:points="0,1271 3811,1271 3811,0 0,0">
              <text:p/>
            </draw:polygon>
          </draw:g>
          <draw:frame draw:style-name="gr15" draw:text-style-name="P1" draw:layer="layout" svg:width="3.81cm" svg:height="1.27cm" svg:x="7.609cm" svg:y="16.188cm">
            <draw:text-box>
              <text:p text:style-name="P7"><text:span text:style-name="T2">B</text:span><text:span text:style-name="T2">r</text:span><text:span text:style-name="T2">e</text:span><text:span text:style-name="T2">a</text:span><text:span text:style-name="T2">d</text:span><text:span text:style-name="T2">t</text:span><text:span text:style-name="T2">h</text:span><text:span text:style-name="T2">F</text:span><text:span text:style-name="T2">i</text:span><text:span text:style-name="T2">r</text:span><text:span text:style-name="T2">s</text:span><text:span text:style-name="T2">t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/text:p>
            </draw:text-box>
          </draw:frame>
        </draw:g>
        <draw:g>
          <draw:g>
            <draw:polygon draw:style-name="gr4" draw:text-style-name="P5" draw:layer="layout" svg:width="3.81cm" svg:height="1.27cm" svg:x="12.372cm" svg:y="16.188cm" svg:viewBox="0 0 3811 1271" draw:points="0,1271 3811,1271 3811,0 0,0">
              <text:p/>
            </draw:polygon>
            <draw:polygon draw:style-name="gr14" draw:text-style-name="P1" draw:layer="layout" svg:width="3.81cm" svg:height="1.27cm" svg:x="12.372cm" svg:y="16.188cm" svg:viewBox="0 0 3811 1271" draw:points="0,1271 3811,1271 3811,0 0,0">
              <text:p/>
            </draw:polygon>
          </draw:g>
          <draw:frame draw:style-name="gr15" draw:text-style-name="P1" draw:layer="layout" svg:width="3.81cm" svg:height="1.27cm" svg:x="12.372cm" svg:y="16.188cm">
            <draw:text-box>
              <text:p text:style-name="P7"><text:span text:style-name="T3">DepthFirstSearch</text:span></text:p>
            </draw:text-box>
          </draw:frame>
        </draw:g>
        <draw:g xml:id="id2" draw:id="id2">
          <draw:g>
            <draw:polygon draw:style-name="gr4" draw:text-style-name="P5" draw:layer="layout" svg:width="3.81cm" svg:height="1.27cm" svg:x="14.832cm" svg:y="19.541cm" svg:viewBox="0 0 3811 1271" draw:points="0,1271 3811,1271 3811,0 0,0">
              <text:p/>
            </draw:polygon>
            <draw:polygon draw:style-name="gr14" draw:text-style-name="P1" draw:layer="layout" svg:width="3.81cm" svg:height="1.27cm" svg:x="14.832cm" svg:y="19.541cm" svg:viewBox="0 0 3811 1271" draw:points="0,1271 3811,1271 3811,0 0,0">
              <text:p/>
            </draw:polygon>
          </draw:g>
          <draw:frame draw:style-name="gr15" draw:text-style-name="P1" draw:layer="layout" svg:width="3.81cm" svg:height="1.299cm" svg:x="14.832cm" svg:y="19.527cm">
            <draw:text-box>
              <text:p text:style-name="P7"><text:span text:style-name="T2">IterativeDeepeningDFS</text:span></text:p>
            </draw:text-box>
          </draw:frame>
        </draw:g>
        <draw:g xml:id="id4" draw:id="id4">
          <draw:g>
            <draw:polygon draw:style-name="gr4" draw:text-style-name="P5" draw:layer="layout" svg:width="3.81cm" svg:height="1.27cm" svg:x="10.07cm" svg:y="19.541cm" svg:viewBox="0 0 3811 1271" draw:points="0,1271 3811,1271 3811,0 0,0">
              <text:p/>
            </draw:polygon>
            <draw:polygon draw:style-name="gr14" draw:text-style-name="P1" draw:layer="layout" svg:width="3.81cm" svg:height="1.27cm" svg:x="10.07cm" svg:y="19.541cm" svg:viewBox="0 0 3811 1271" draw:points="0,1271 3811,1271 3811,0 0,0">
              <text:p/>
            </draw:polygon>
          </draw:g>
          <draw:frame draw:style-name="gr15" draw:text-style-name="P1" draw:layer="layout" svg:width="3.81cm" svg:height="1.27cm" svg:x="10.07cm" svg:y="19.541cm">
            <draw:text-box>
              <text:p text:style-name="P7"><text:span text:style-name="T2">AnotherDFS</text:span></text:p>
            </draw:text-box>
          </draw:frame>
        </draw:g>
        <draw:polyline draw:style-name="gr8" draw:text-style-name="P1" draw:layer="layout" svg:width="2.302cm" svg:height="2.083cm" svg:x="11.975cm" svg:y="17.458cm" svg:viewBox="0 0 2303 2084" draw:points="0,2084 0,1608 2303,1608 2303,0">
          <text:p/>
        </draw:polyline>
        <draw:polyline draw:style-name="gr8" draw:text-style-name="P1" xml:id="id8" draw:id="id8" draw:layer="layout" svg:width="2.461cm" svg:height="2.083cm" svg:x="14.277cm" svg:y="17.458cm" svg:viewBox="0 0 2462 2084" draw:points="2462,2084 2462,1608 0,1608 0,0">
          <text:p/>
        </draw:polyline>
        <draw:polyline draw:style-name="gr8" draw:text-style-name="P1" xml:id="id7" draw:id="id7" draw:layer="layout" svg:width="2.381cm" svg:height="1.905cm" svg:x="11.896cm" svg:y="14.283cm" svg:viewBox="0 0 2382 1906" draw:points="2382,1906 2382,1429 0,1429 0,0">
          <text:p/>
        </draw:polyline>
        <draw:polyline draw:style-name="gr8" draw:text-style-name="P1" draw:layer="layout" svg:width="2.381cm" svg:height="1.905cm" svg:x="9.514cm" svg:y="14.283cm" svg:viewBox="0 0 2382 1906" draw:points="0,1906 0,1429 2382,1429 2382,0">
          <text:p/>
        </draw:polyline>
        <draw:line draw:style-name="gr16" draw:text-style-name="P1" xml:id="id12" draw:id="id12" draw:layer="layout" svg:x1="9.99cm" svg:y1="13.648cm" svg:x2="5.228cm" svg:y2="13.648cm">
          <draw:glue-point draw:id="4" svg:x="-0.01cm" svg:y="520cm"/>
          <text:p/>
        </draw:line>
        <draw:g>
          <draw:polyline draw:style-name="gr30" draw:text-style-name="P1" draw:layer="layout" svg:width="0.556cm" svg:height="2.718cm" svg:x="9.514cm" svg:y="17.458cm" svg:viewBox="0 0 557 2719" draw:points="557,2719 0,2719 0,0">
            <text:p/>
          </draw:polyline>
          <draw:frame draw:style-name="gr31" draw:text-style-name="P11" draw:layer="layout" svg:width="2.117cm" svg:height="0.791cm" svg:x="8.456cm" svg:y="18.7cm">
            <draw:text-box>
              <text:p text:style-name="P7"><text:span text:style-name="T2">&lt;&lt;use&gt;&gt;</text:span></text:p>
            </draw:text-box>
          </draw:frame>
        </draw:g>
        <draw:connector draw:style-name="gr32" draw:text-style-name="P14" draw:layer="layout" draw:line-skew="0cm 0.522cm" svg:x1="18.287cm" svg:y1="9.89cm" svg:x2="18.643cm" svg:y2="20.176cm" draw:start-shape="id1" draw:start-glue-point="2" draw:end-shape="id2" draw:end-glue-point="1" svg:d="M18287 9890v4819h1382v5467h-1026" svg:viewBox="0 0 1383 10287">
          <text:p/>
        </draw:connector>
        <draw:line draw:style-name="gr33" draw:text-style-name="P14" xml:id="id3" draw:id="id3" draw:layer="layout" svg:x1="18.526cm" svg:y1="21.955cm" svg:x2="19.669cm" svg:y2="21.955cm">
          <text:p/>
        </draw:line>
        <draw:connector draw:style-name="gr34" draw:text-style-name="P14" draw:layer="layout" draw:line-skew="-1.206cm" svg:x1="18.287cm" svg:y1="9.89cm" svg:x2="19.669cm" svg:y2="21.955cm" draw:start-shape="id1" draw:start-glue-point="2" draw:end-shape="id3" draw:end-glue-point="1" svg:d="M18287 9890v4813h1382v7252" svg:viewBox="0 0 1383 12066">
          <text:p/>
        </draw:connector>
        <draw:connector draw:style-name="gr32" draw:text-style-name="P14" draw:layer="layout" draw:line-skew="0.57cm" svg:x1="18.526cm" svg:y1="21.955cm" svg:x2="11.975cm" svg:y2="20.812cm" draw:start-shape="id3" draw:start-glue-point="3" draw:end-shape="id4" draw:end-glue-point="2" svg:d="M18526 21955v-13h-6551v-1130" svg:viewBox="0 0 6552 1144">
          <text:p/>
        </draw:connector>
        <draw:connector draw:style-name="gr32" draw:text-style-name="P14" draw:layer="layout" draw:line-skew="-0.516cm" svg:x1="18.526cm" svg:y1="21.955cm" svg:x2="7.609cm" svg:y2="16.823cm" draw:start-shape="id3" draw:start-glue-point="3" draw:end-shape="id5" draw:end-glue-point="3" svg:d="M18526 21955h-11938v-5132h1021" svg:viewBox="0 0 11939 5133">
          <text:p/>
        </draw:connector>
        <draw:connector draw:style-name="gr32" draw:text-style-name="P14" draw:layer="layout" draw:line-skew="-10.186cm" svg:x1="11.064cm" svg:y1="4.408cm" svg:x2="11.896cm" svg:y2="15.236cm" draw:start-shape="id6" draw:start-glue-point="3" draw:end-shape="id7" svg:d="M11064 4408h-10699v10828h11531" svg:viewBox="0 0 11532 10829">
          <text:p/>
        </draw:connector>
        <draw:connector draw:style-name="gr32" draw:text-style-name="P14" draw:layer="layout" draw:line-skew="-10.186cm" svg:x1="11.064cm" svg:y1="4.408cm" svg:x2="14.277cm" svg:y2="18.5cm" draw:start-shape="id6" draw:start-glue-point="3" draw:end-shape="id8" draw:end-glue-point="3" svg:d="M11064 4408h-10699v14092h13912" svg:viewBox="0 0 13913 14093">
          <text:p/>
        </draw:connector>
        <draw:connector draw:style-name="gr32" draw:text-style-name="P14" draw:layer="layout" draw:line-skew="-0.079cm" svg:x1="4.078cm" svg:y1="7.931cm" svg:x2="3.323cm" svg:y2="13.013cm" draw:start-shape="id9" draw:start-glue-point="2" draw:end-shape="id10" draw:end-glue-point="0" svg:d="M4078 7931v2467h-755v2615" svg:viewBox="0 0 756 5083">
          <text:p/>
        </draw:connector>
        <draw:connector draw:style-name="gr32" draw:text-style-name="P14" draw:layer="layout" svg:x1="9.794cm" svg:y1="6.111cm" svg:x2="7.605cm" svg:y2="13.648cm" draw:start-shape="id11" draw:start-glue-point="2" draw:end-shape="id12" draw:end-glue-point="4" svg:d="M9794 6111v3672h-2189v3865" svg:viewBox="0 0 2190 75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draw:marker draw:name="Marker_5f_0" draw:display-name="Marker_0" svg:viewBox="0 0 20 20" svg:d="M10 0l-10 20h20zM10 7l-5 10h10z"/>
    <draw:marker draw:name="Marker_5f_1" draw:display-name="Marker_1" svg:viewBox="-4 -8 28 31" svg:d="M10-8l-14 28 6 3 8-16 8 16 6-3z"/>
    <draw:marker draw:name="Marker_5f_2" draw:display-name="Marker_2" svg:viewBox="0 0 20 40" svg:d="M10 0l-10 20 10 20 10-20zM10 8l-6 12 6 12 6-12z"/>
    <draw:stroke-dash draw:name="Dash_5f_0" draw:display-name="Dash_0" draw:style="round" draw:dots1="1" draw:dots1-length="300%" draw:dots2="1" draw:dots2-length="300%" draw:distance="200%"/>
    <draw:stroke-dash draw:name="Dash_5f_1" draw:display-name="Dash_1" draw:style="round" draw:dots1="1" draw:dots1-length="100%" draw:dots2="1" draw:dots2-length="100%" draw:distance="2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7:00:25.294103320</meta:creation-date>
    <dc:date>2019-06-25T18:19:10.205396209</dc:date>
    <meta:editing-duration>PT1M18S</meta:editing-duration>
    <meta:editing-cycles>2</meta:editing-cycles>
    <meta:generator>LibreOffice/6.2.4.2$Linux_X86_64 LibreOffice_project/20$Build-2</meta:generator>
    <meta:document-statistic meta:object-count="317"/>
  </office:meta>
</office:document-meta>
</file>